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fo:font-size="10pt" fo:font-weight="normal" officeooo:rsid="002393d5" officeooo:paragraph-rsid="00216856" style:font-size-asian="10pt" style:font-weight-asian="normal" style:font-size-complex="10pt" style:font-weight-complex="normal"/>
    </style:style>
    <style:style style:name="P2" style:family="paragraph" style:parent-style-name="Standard">
      <style:text-properties style:font-name="FreeSans" fo:font-size="10pt" fo:font-weight="normal" officeooo:rsid="002a5031" officeooo:paragraph-rsid="002a5031" style:font-size-asian="10pt" style:font-weight-asian="normal" style:font-size-complex="10pt" style:font-weight-complex="normal"/>
    </style:style>
    <style:style style:name="P3" style:family="paragraph" style:parent-style-name="Standard">
      <style:text-properties style:font-name="FreeSans" fo:font-size="10pt" officeooo:rsid="001f4176" officeooo:paragraph-rsid="00216856" style:font-size-asian="10pt" style:font-size-complex="10pt"/>
    </style:style>
    <style:style style:name="P4" style:family="paragraph" style:parent-style-name="Standard">
      <style:text-properties style:font-name="FreeSans" fo:font-size="10pt" officeooo:paragraph-rsid="0011bbaa" style:font-size-asian="10pt" style:font-size-complex="10pt"/>
    </style:style>
    <style:style style:name="P5" style:family="paragraph" style:parent-style-name="Standard">
      <style:text-properties style:font-name="FreeSans" fo:font-size="10pt" officeooo:rsid="001356d4" officeooo:paragraph-rsid="001356d4" style:font-size-asian="10pt" style:font-size-complex="10pt"/>
    </style:style>
    <style:style style:name="P6" style:family="paragraph" style:parent-style-name="Standard">
      <style:text-properties style:font-name="FreeSans" fo:font-size="10pt" officeooo:rsid="001356d4" officeooo:paragraph-rsid="00216856" style:font-size-asian="10pt" style:font-size-complex="10pt"/>
    </style:style>
    <style:style style:name="P7" style:family="paragraph" style:parent-style-name="Standard">
      <style:text-properties style:font-name="FreeSans" fo:font-size="10pt" officeooo:rsid="001356d4" officeooo:paragraph-rsid="002a5031" style:font-size-asian="10pt" style:font-size-complex="10pt"/>
    </style:style>
    <style:style style:name="P8" style:family="paragraph" style:parent-style-name="Standard">
      <style:text-properties style:font-name="FreeSans" fo:font-size="10pt" officeooo:rsid="0018271f" officeooo:paragraph-rsid="0018271f" style:font-size-asian="10pt" style:font-size-complex="10pt"/>
    </style:style>
    <style:style style:name="P9" style:family="paragraph" style:parent-style-name="Standard">
      <style:text-properties style:font-name="FreeSans" fo:font-size="10pt" officeooo:rsid="001c0de0" officeooo:paragraph-rsid="0018271f" style:font-size-asian="10pt" style:font-size-complex="10pt"/>
    </style:style>
    <style:style style:name="P10" style:family="paragraph" style:parent-style-name="Standard">
      <style:text-properties style:font-name="FreeSans" fo:font-size="10pt" officeooo:rsid="001c0de0" officeooo:paragraph-rsid="001c0de0" style:font-size-asian="10pt" style:font-size-complex="10pt"/>
    </style:style>
    <style:style style:name="P11" style:family="paragraph" style:parent-style-name="Standard">
      <style:text-properties style:font-name="FreeSans" fo:font-size="10pt" officeooo:rsid="001d455b" officeooo:paragraph-rsid="001d455b" style:font-size-asian="10pt" style:font-size-complex="10pt"/>
    </style:style>
    <style:style style:name="P12" style:family="paragraph" style:parent-style-name="Standard">
      <style:text-properties style:font-name="FreeSans" fo:font-size="10pt" officeooo:rsid="0015d35d" officeooo:paragraph-rsid="0018271f" style:font-size-asian="10pt" style:font-size-complex="10pt"/>
    </style:style>
    <style:style style:name="P13" style:family="paragraph" style:parent-style-name="Standard">
      <style:text-properties style:font-name="FreeSans" fo:font-size="10pt" officeooo:rsid="0027d899" officeooo:paragraph-rsid="0027d899" style:font-size-asian="10pt" style:font-size-complex="10pt"/>
    </style:style>
    <style:style style:name="P14" style:family="paragraph" style:parent-style-name="Standard">
      <style:text-properties style:font-name="FreeSans" fo:font-size="10pt" officeooo:rsid="00295668" officeooo:paragraph-rsid="00295668" style:font-size-asian="10pt" style:font-size-complex="10pt"/>
    </style:style>
    <style:style style:name="P15" style:family="paragraph" style:parent-style-name="Standard">
      <style:text-properties style:font-name="FreeSans" fo:font-size="10pt" fo:font-weight="bold" officeooo:rsid="002393d5" officeooo:paragraph-rsid="00216856" style:font-size-asian="10pt" style:font-weight-asian="bold" style:font-size-complex="10pt" style:font-weight-complex="bold"/>
    </style:style>
    <style:style style:name="P16" style:family="paragraph" style:parent-style-name="Standard">
      <style:text-properties style:font-name="FreeSans" fo:font-size="10pt" fo:font-weight="bold" officeooo:rsid="002393d5" officeooo:paragraph-rsid="002a5031" style:font-size-asian="10pt" style:font-weight-asian="bold" style:font-size-complex="10pt" style:font-weight-complex="bold"/>
    </style:style>
    <style:style style:name="P17" style:family="paragraph" style:parent-style-name="Standard">
      <style:text-properties style:font-name="FreeSans" fo:font-size="10pt" fo:font-weight="bold" officeooo:rsid="001356d4" officeooo:paragraph-rsid="001356d4" style:font-size-asian="10pt" style:font-weight-asian="bold" style:font-size-complex="10pt" style:font-weight-complex="bold"/>
    </style:style>
    <style:style style:name="P18" style:family="paragraph" style:parent-style-name="Standard">
      <style:text-properties style:font-name="FreeSans" fo:font-size="10pt" fo:font-weight="bold" officeooo:rsid="0018271f" officeooo:paragraph-rsid="0018271f" style:font-size-asian="10pt" style:font-weight-asian="bold" style:font-size-complex="10pt" style:font-weight-complex="bold"/>
    </style:style>
    <style:style style:name="P19" style:family="paragraph" style:parent-style-name="Standard">
      <style:text-properties style:font-name="FreeSans" fo:font-size="10pt" fo:font-weight="bold" officeooo:rsid="001ff367" officeooo:paragraph-rsid="002a5031" style:font-size-asian="10pt" style:font-weight-asian="bold" style:font-size-complex="10pt" style:font-weight-complex="bold"/>
    </style:style>
    <style:style style:name="P20" style:family="paragraph" style:parent-style-name="Standard">
      <style:text-properties style:font-name="FreeSans" fo:font-size="10pt" fo:font-weight="bold" officeooo:rsid="00295668" officeooo:paragraph-rsid="00295668" style:font-size-asian="10pt" style:font-weight-asian="bold" style:font-size-complex="10pt" style:font-weight-complex="bold"/>
    </style:style>
    <style:style style:name="P21" style:family="paragraph" style:parent-style-name="Standard">
      <style:text-properties style:font-name="FreeSans" fo:font-size="10pt" fo:font-weight="bold" officeooo:rsid="00295668" officeooo:paragraph-rsid="002a5031" style:font-size-asian="10pt" style:font-weight-asian="bold" style:font-size-complex="10pt" style:font-weight-complex="bold"/>
    </style:style>
    <style:style style:name="P22" style:family="paragraph" style:parent-style-name="Standard">
      <style:text-properties style:font-name="FreeSans" fo:font-size="10pt" fo:font-weight="bold" officeooo:rsid="001c0de0" officeooo:paragraph-rsid="001c0de0" style:font-size-asian="10pt" style:font-weight-asian="bold" style:font-size-complex="10pt" style:font-weight-complex="bold"/>
    </style:style>
    <style:style style:name="P23" style:family="paragraph" style:parent-style-name="Standard">
      <style:text-properties style:font-name="FreeSans" fo:font-size="10pt" fo:font-weight="bold" officeooo:rsid="001d455b" officeooo:paragraph-rsid="001d455b" style:font-size-asian="10pt" style:font-weight-asian="bold" style:font-size-complex="10pt" style:font-weight-complex="bold"/>
    </style:style>
    <style:style style:name="P24" style:family="paragraph" style:parent-style-name="Standard">
      <style:text-properties style:font-name="FreeSans" fo:font-size="12pt" fo:font-weight="bold" officeooo:rsid="0018271f" officeooo:paragraph-rsid="0018271f" style:font-size-asian="12pt" style:font-weight-asian="bold" style:font-size-complex="12pt" style:font-weight-complex="bold"/>
    </style:style>
    <style:style style:name="P25" style:family="paragraph" style:parent-style-name="Standard">
      <style:text-properties style:font-name="FreeSans" fo:font-size="12pt" fo:font-weight="bold" officeooo:rsid="002b2495" officeooo:paragraph-rsid="002b2495" style:font-size-asian="12pt" style:font-weight-asian="bold" style:font-size-complex="12pt" style:font-weight-complex="bold"/>
    </style:style>
    <style:style style:name="P26" style:family="paragraph" style:parent-style-name="Standard">
      <style:text-properties fo:font-size="10pt" officeooo:paragraph-rsid="0011bbaa" style:font-size-asian="10pt" style:font-size-complex="10pt"/>
    </style:style>
    <style:style style:name="P27" style:family="paragraph" style:parent-style-name="Standard">
      <style:paragraph-properties fo:padding-left="0in" fo:padding-right="0in" fo:padding-top="0in" fo:padding-bottom="0.0291in" fo:border-left="none" fo:border-right="none" fo:border-top="none" fo:border-bottom="0.99pt solid #000000" style:join-border="false"/>
      <style:text-properties style:font-name="FreeSans" fo:font-size="10pt" officeooo:rsid="001d455b" officeooo:paragraph-rsid="001d455b" style:font-size-asian="10pt" style:font-size-complex="10pt"/>
    </style:style>
    <style:style style:name="P28" style:family="paragraph" style:parent-style-name="Standard">
      <style:text-properties fo:font-variant="normal" fo:text-transform="none" fo:color="#000000" style:text-line-through-style="none" style:text-line-through-type="none" style:font-name="FreeSans" fo:font-size="10pt" fo:font-style="normal" style:text-underline-style="none" fo:font-weight="normal" officeooo:rsid="001356d4" officeooo:paragraph-rsid="002a5031" style:text-blinking="false" fo:background-color="transparent" style:font-size-asian="10pt" style:font-size-complex="10pt"/>
    </style:style>
    <style:style style:name="P29" style:family="paragraph" style:parent-style-name="Standard" style:list-style-name="L1">
      <style:text-properties style:font-name="FreeSans" fo:font-size="10pt" officeooo:rsid="001356d4" officeooo:paragraph-rsid="001356d4" style:font-size-asian="10pt" style:font-size-complex="10pt"/>
    </style:style>
    <style:style style:name="P30" style:family="paragraph" style:parent-style-name="Standard" style:list-style-name="L1">
      <style:text-properties style:font-name="FreeSans" fo:font-size="10pt" officeooo:rsid="0013c5d6" officeooo:paragraph-rsid="001356d4" style:font-size-asian="10pt" style:font-size-complex="10pt"/>
    </style:style>
    <style:style style:name="P31" style:family="paragraph" style:parent-style-name="Standard" style:list-style-name="L1">
      <loext:graphic-properties draw:fill="none"/>
      <style:paragraph-properties fo:background-color="transparent"/>
      <style:text-properties style:font-name="FreeSans" fo:font-size="10pt" officeooo:rsid="0015d35d" officeooo:paragraph-rsid="0027d899" style:font-size-asian="10pt" style:font-size-complex="10pt"/>
    </style:style>
    <style:style style:name="P32" style:family="paragraph" style:parent-style-name="Standard" style:list-style-name="L5">
      <style:text-properties style:font-name="FreeSans" fo:font-size="10pt" officeooo:rsid="0015d35d" officeooo:paragraph-rsid="0018271f" style:font-size-asian="10pt" style:font-size-complex="10pt"/>
    </style:style>
    <style:style style:name="P33" style:family="paragraph" style:parent-style-name="Standard">
      <style:text-properties style:font-name="FreeSans" fo:font-size="10pt" fo:font-weight="normal" officeooo:rsid="00295668" officeooo:paragraph-rsid="002a5031" style:font-size-asian="10pt" style:font-weight-asian="normal" style:font-size-complex="10pt" style:font-weight-complex="normal"/>
    </style:style>
    <style:style style:name="P34" style:family="paragraph" style:parent-style-name="Standard">
      <style:text-properties style:font-name="FreeSans" fo:font-size="10pt" fo:font-weight="normal" officeooo:rsid="00295668" officeooo:paragraph-rsid="00295668" style:font-size-asian="10pt" style:font-weight-asian="normal" style:font-size-complex="10pt" style:font-weight-complex="normal"/>
    </style:style>
    <style:style style:name="P35" style:family="paragraph" style:parent-style-name="Standard">
      <style:text-properties style:font-name="FreeSans" fo:font-size="10pt" fo:font-weight="bold" officeooo:rsid="001f4176" officeooo:paragraph-rsid="00295668" style:font-size-asian="10pt" style:font-weight-asian="bold" style:font-size-complex="10pt" style:font-weight-complex="bold"/>
    </style:style>
    <style:style style:name="P36" style:family="paragraph" style:parent-style-name="Standard" style:list-style-name="L2" style:master-page-name="">
      <loext:graphic-properties draw:fill="none"/>
      <style:paragraph-properties fo:margin-left="1in" fo:margin-right="0in" fo:text-indent="-0.25in" style:auto-text-indent="false" style:page-number="auto" fo:background-color="transparent"/>
      <style:text-properties style:font-name="FreeSans" fo:font-size="10pt" officeooo:rsid="0013c5d6" officeooo:paragraph-rsid="001356d4" style:font-size-asian="10pt" style:font-size-complex="10pt"/>
    </style:style>
    <style:style style:name="P37" style:family="paragraph" style:parent-style-name="Standard" style:list-style-name="L3" style:master-page-name="">
      <loext:graphic-properties draw:fill="none"/>
      <style:paragraph-properties fo:margin-left="1in" fo:margin-right="0in" fo:text-indent="-0.25in" style:auto-text-indent="false" style:page-number="auto" fo:background-color="transparent"/>
      <style:text-properties style:font-name="FreeSans" fo:font-size="10pt" officeooo:rsid="00146043" officeooo:paragraph-rsid="00146043" style:font-size-asian="10pt" style:font-size-complex="10pt"/>
    </style:style>
    <style:style style:name="P38" style:family="paragraph" style:parent-style-name="Standard" style:list-style-name="L4" style:master-page-name="">
      <loext:graphic-properties draw:fill="none"/>
      <style:paragraph-properties fo:margin-left="1in" fo:margin-right="0in" fo:text-indent="-0.25in" style:auto-text-indent="false" style:page-number="auto" fo:background-color="transparent"/>
      <style:text-properties style:font-name="FreeSans" fo:font-size="10pt" officeooo:rsid="00146043" officeooo:paragraph-rsid="00146043" style:font-size-asian="10pt" style:font-size-complex="10pt"/>
    </style:style>
    <style:style style:name="P39" style:family="paragraph" style:parent-style-name="Standard" style:list-style-name="L2">
      <loext:graphic-properties draw:fill="none"/>
      <style:paragraph-properties fo:margin-left="1in" fo:margin-right="0in" fo:text-indent="-0.25in" style:auto-text-indent="false" fo:background-color="transparent"/>
      <style:text-properties style:font-name="FreeSans" fo:font-size="10pt" officeooo:rsid="00146043" officeooo:paragraph-rsid="001356d4" style:font-size-asian="10pt" style:font-size-complex="10pt"/>
    </style:style>
    <style:style style:name="P40" style:family="paragraph" style:parent-style-name="Standard" style:list-style-name="L3">
      <loext:graphic-properties draw:fill="none"/>
      <style:paragraph-properties fo:margin-left="1in" fo:margin-right="0in" fo:text-indent="-0.25in" style:auto-text-indent="false" fo:background-color="transparent"/>
      <style:text-properties style:font-name="FreeSans" fo:font-size="10pt" officeooo:rsid="00146043" officeooo:paragraph-rsid="00146043" style:font-size-asian="10pt" style:font-size-complex="10pt"/>
    </style:style>
    <style:style style:name="P41" style:family="paragraph" style:parent-style-name="Standard" style:list-style-name="L3">
      <loext:graphic-properties draw:fill="none"/>
      <style:paragraph-properties fo:margin-left="1in" fo:margin-right="0in" fo:text-indent="-0.25in" style:auto-text-indent="false" fo:background-color="transparent"/>
      <style:text-properties style:font-name="FreeSans" fo:font-size="10pt" officeooo:rsid="0018271f" officeooo:paragraph-rsid="0027d899" style:font-size-asian="10pt" style:font-size-complex="10pt"/>
    </style:style>
    <style:style style:name="P42" style:family="paragraph" style:parent-style-name="Standard" style:list-style-name="L3">
      <loext:graphic-properties draw:fill="none"/>
      <style:paragraph-properties fo:margin-left="1in" fo:margin-right="0in" fo:text-indent="-0.25in" style:auto-text-indent="false" fo:background-color="transparent"/>
      <style:text-properties style:font-name="FreeSans" fo:font-size="10pt" officeooo:rsid="0016afd1" officeooo:paragraph-rsid="0027d899" style:font-size-asian="10pt" style:font-size-complex="10pt"/>
    </style:style>
    <style:style style:name="P43" style:family="paragraph" style:parent-style-name="Standard" style:list-style-name="L3">
      <loext:graphic-properties draw:fill="none"/>
      <style:paragraph-properties fo:margin-left="1in" fo:margin-right="0in" fo:text-indent="-0.25in" style:auto-text-indent="false" fo:background-color="transparent"/>
      <style:text-properties style:font-name="FreeSans" fo:font-size="10pt" officeooo:rsid="002b2495" officeooo:paragraph-rsid="002b2495" style:font-size-asian="10pt" style:font-size-complex="10pt"/>
    </style:style>
    <style:style style:name="P44" style:family="paragraph" style:parent-style-name="Standard" style:list-style-name="L4">
      <loext:graphic-properties draw:fill="none"/>
      <style:paragraph-properties fo:margin-left="1in" fo:margin-right="0in" fo:text-indent="-0.25in" style:auto-text-indent="false" fo:background-color="transparent"/>
      <style:text-properties style:font-name="FreeSans" fo:font-size="10pt" officeooo:rsid="0015d35d" officeooo:paragraph-rsid="0015d35d" style:font-size-asian="10pt" style:font-size-complex="10pt"/>
    </style:style>
    <style:style style:name="T1" style:family="text">
      <style:text-properties officeooo:rsid="0013c5d6"/>
    </style:style>
    <style:style style:name="T2" style:family="text">
      <style:text-properties officeooo:rsid="0015d35d"/>
    </style:style>
    <style:style style:name="T3" style:family="text">
      <style:text-properties fo:font-style="italic" style:font-style-asian="italic" style:font-style-complex="italic"/>
    </style:style>
    <style:style style:name="T4" style:family="text">
      <style:text-properties style:font-name="FreeSans" fo:font-weight="bold" officeooo:rsid="0011bbaa" style:font-weight-asian="bold" style:font-weight-complex="bold"/>
    </style:style>
    <style:style style:name="T5" style:family="text">
      <style:text-properties style:font-name="FreeSans" officeooo:rsid="0011bbaa"/>
    </style:style>
    <style:style style:name="T6" style:family="text">
      <style:text-properties style:font-name="FreeSans" officeooo:rsid="0024e571"/>
    </style:style>
    <style:style style:name="T7" style:family="text">
      <style:text-properties style:font-name="FreeSans" officeooo:rsid="00295668"/>
    </style:style>
    <style:style style:name="T8" style:family="text">
      <style:text-properties fo:font-weight="bold" style:font-weight-asian="bold" style:font-weight-complex="bold"/>
    </style:style>
    <style:style style:name="T9" style:family="text">
      <style:text-properties fo:font-weight="bold" officeooo:rsid="0025dff0" style:font-weight-asian="bold" style:font-weight-complex="bold"/>
    </style:style>
    <style:style style:name="T10" style:family="text">
      <style:text-properties fo:font-weight="bold" officeooo:rsid="0027d899" style:font-weight-asian="bold" style:font-weight-complex="bold"/>
    </style:style>
    <style:style style:name="T11" style:family="text">
      <style:text-properties fo:font-weight="bold" officeooo:rsid="0015d35d" style:font-weight-asian="bold" style:font-weight-complex="bold"/>
    </style:style>
    <style:style style:name="T12" style:family="text">
      <style:text-properties fo:font-weight="bold" officeooo:rsid="00295668" style:font-weight-asian="bold" style:font-weight-complex="bold"/>
    </style:style>
    <style:style style:name="T13" style:family="text">
      <style:text-properties fo:font-weight="bold" officeooo:rsid="00146043" style:font-weight-asian="bold" style:font-weight-complex="bold"/>
    </style:style>
    <style:style style:name="T14" style:family="text">
      <style:text-properties fo:font-weight="bold" officeooo:rsid="002d75af" style:font-weight-asian="bold" style:font-weight-complex="bold"/>
    </style:style>
    <style:style style:name="T15" style:family="text">
      <style:text-properties officeooo:rsid="0018271f"/>
    </style:style>
    <style:style style:name="T16" style:family="text">
      <style:text-properties officeooo:rsid="001a014d"/>
    </style:style>
    <style:style style:name="T17" style:family="text">
      <style:text-properties fo:font-weight="normal" style:font-weight-asian="normal" style:font-weight-complex="normal"/>
    </style:style>
    <style:style style:name="T18" style:family="text">
      <style:text-properties fo:font-weight="normal" officeooo:rsid="00295668" style:font-weight-asian="normal" style:font-weight-complex="normal"/>
    </style:style>
    <style:style style:name="T19" style:family="text">
      <style:text-properties officeooo:rsid="0025dff0"/>
    </style:style>
    <style:style style:name="T2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25dff0"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2a5031" style:text-blinking="false" fo:background-color="transparent" loext:char-shading-value="0"/>
    </style:style>
    <style:style style:name="T23" style:family="text">
      <style:text-properties officeooo:rsid="001356d4"/>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text-position="super 58%" fo:font-weight="normal" style:font-weight-asian="normal" style:font-weight-complex="normal"/>
    </style:style>
    <style:style style:name="T26" style:family="text">
      <style:text-properties officeooo:rsid="002a5031"/>
    </style:style>
    <style:style style:name="T27" style:family="text">
      <style:text-properties officeooo:rsid="002b249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Date:</text:span><text:span text:style-name="T5"> </text:span><text:span text:style-name="T6">18. June 202</text:span><text:span text:style-name="T7">1</text:span></text:p>
      <text:p text:style-name="P4"><text:tab/><text:tab/></text:p>
      <text:p text:style-name="P5"><text:span text:style-name="T8">T</text:span><text:span text:style-name="T14">e</text:span><text:span text:style-name="T8">am Name:</text:span><text:tab/><text:span text:style-name="T19">TechQuest</text:span></text:p>
      <text:p text:style-name="P5"/>
      <text:p text:style-name="P17">Mission Statement</text:p>
      <text:p text:style-name="P5"/>
      <text:p text:style-name="P7">We are an innovative team creating a multi-page website <text:span text:style-name="T20">that offers 4-5 simple quiz games </text:span><text:span text:style-name="T22">incl. 10 Questions.</text:span></text:p>
      <text:p text:style-name="P28">Each quiz should consist of a startpage, a few question pages with single choice options and a resultpage.</text:p>
      <text:p text:style-name="P7"><text:span text:style-name="T21">We k</text:span><text:span text:style-name="T20">eep the navigation through </text:span><text:span text:style-name="T21">our TechQuest</text:span><text:span text:style-name="T20"> as simple as possible.</text:span></text:p>
      <text:p text:style-name="P5"/>
      <text:p text:style-name="P17">Team Roles</text:p>
      <text:p text:style-name="P5"/>
      <text:p text:style-name="P5"><text:span text:style-name="T8">Captain, </text:span><text:span text:style-name="T11">Team Leader, Scrum Master &amp; Navigator (Junior Developer)</text:span><text:tab/><text:tab/><text:tab/><text:tab/><text:span text:style-name="T9">Harry</text:span></text:p>
      <text:list xml:id="list287186652" text:style-name="L1">
        <text:list-item>
          <text:p text:style-name="P29">Manage personnel, keeping team on track to finish within schedule.</text:p>
        </text:list-item>
        <text:list-item>
          <text:p text:style-name="P29">Arrange meetings and agendas</text:p>
        </text:list-item>
        <text:list-item>
          <text:p text:style-name="P29">Solve minor interpersonal conflicts and backup issues</text:p>
        </text:list-item>
        <text:list-item>
          <text:p text:style-name="P29">Provide executive decisions on task management</text:p>
        </text:list-item>
        <text:list-item>
          <text:p text:style-name="P29">Liaise with Product Owners (<text:span text:style-name="T1">Instructors)</text:span></text:p>
        </text:list-item>
        <text:list-item>
          <text:p text:style-name="P30">Ensure that final product is fit for release (debugging, testing, etc.)</text:p>
        </text:list-item>
        <text:list-item>
          <text:p text:style-name="P31">Confirm and track product due date and expectations of meeting it.</text:p>
        </text:list-item>
        <text:list-item>
          <text:p text:style-name="P31">Communicate progress of tasks and estimated times of completion to team leader.</text:p>
        </text:list-item>
      </text:list>
      <text:p text:style-name="P13"><text:tab/></text:p>
      <text:p text:style-name="P5"><text:span text:style-name="T8">First Mate </text:span><text:span text:style-name="T12">&amp; Manager for extra features (Senior Developer)</text:span><text:span text:style-name="T8">:<text:tab/></text:span><text:tab/><text:tab/><text:tab/><text:tab/><text:span text:style-name="T9">Mirko</text:span></text:p>
      <text:list xml:id="list1757859641" text:style-name="L2">
        <text:list-item>
          <text:p text:style-name="P36">Second-in-command, aware of progress and issues as they come up</text:p>
        </text:list-item>
        <text:list-item>
          <text:p text:style-name="P39">Manage questions and concerns in production team regarding coding</text:p>
        </text:list-item>
        <text:list-item>
          <text:p text:style-name="P39">Provide assistance in managing schedule, task assignment, and identifying backups</text:p>
        </text:list-item>
      </text:list>
      <text:p text:style-name="P5"/>
      <text:p text:style-name="P5"><text:span text:style-name="T10">Second Mate, Scribe and Trello Master &amp; Designe Consultant (Junior Developer)</text:span><text:span text:style-name="T8">:</text:span><text:tab/><text:tab/><text:tab/><text:span text:style-name="T10">Kate</text:span><text:tab/></text:p>
      <text:list xml:id="list3913086419" text:style-name="L3">
        <text:list-item>
          <text:p text:style-name="P37">Take detailed notes of meeting points and agenda</text:p>
        </text:list-item>
        <text:list-item>
          <text:p text:style-name="P40">Collect scans or electronic copies of Mockups, Meeting Notes, daily scrum board progress <text:span text:style-name="T26">and</text:span><text:span text:style-name="T3"> </text:span>maintain them on a shared electronic drive.<text:span text:style-name="T23"><text:tab/><text:tab/></text:span></text:p>
        </text:list-item>
        <text:list-item>
          <text:p text:style-name="P41">Collect ideas and opinions for the website’s design.</text:p>
        </text:list-item>
        <text:list-item>
          <text:p text:style-name="P41">Oversee the mockup process and ensure</text:p>
        </text:list-item>
        <text:list-item>
          <text:p text:style-name="P42">Provide a <text:span text:style-name="T15">coherent “voice” to the website’s overall look and design.</text:span></text:p>
        </text:list-item>
        <text:list-item>
          <text:p text:style-name="P41">Ensure that final product meets the agreed upon style format.</text:p>
        </text:list-item>
        <text:list-item>
          <text:p text:style-name="P43">Creating the <text:s/><text:span text:style-name="T8">TechQuest-Logo</text:span></text:p>
        </text:list-item>
      </text:list>
      <text:p text:style-name="P5"/>
      <text:p text:style-name="P5"><text:span text:style-name="T13">Ballistics Expert, Git-Master &amp; Asset Management (Junior Developer)</text:span><text:span text:style-name="T8">:<text:tab/></text:span><text:tab/><text:tab/><text:tab/><text:span text:style-name="T10">Sukrit</text:span></text:p>
      <text:list xml:id="list1941195148" text:style-name="L4">
        <text:list-item>
          <text:p text:style-name="P38">Manage github or other electronic <text:span text:style-name="T2">repository for team codes.</text:span></text:p>
        </text:list-item>
        <text:list-item>
          <text:p text:style-name="P44">Ensure that code stored is the most current and correct version, update as necessary.<text:span text:style-name="T23"><text:tab/><text:tab/></text:span></text:p>
        </text:list-item>
      </text:list>
      <text:list xml:id="list3818263918" text:style-name="L5">
        <text:list-item>
          <text:p text:style-name="P32">Collect images, table data, and various media for use on website.</text:p>
        </text:list-item>
        <text:list-item>
          <text:p text:style-name="P32">Store them in centralized location and provide to Ballistics for online storage.</text:p>
        </text:list-item>
      </text:list>
      <text:p text:style-name="P12"/>
      <text:p text:style-name="P14">_________________________________________________________________________________________</text:p>
      <text:p text:style-name="P6"/>
      <text:p text:style-name="P5"/>
      <text:p text:style-name="P5"/>
      <text:p text:style-name="P24">Basic Schedule</text:p>
      <text:p text:style-name="P8"/>
      <text:p text:style-name="P8"/>
      <text:p text:style-name="P18">First Meeting</text:p>
      <text:p text:style-name="P8"><text:tab/><text:tab/>Role Assignment</text:p>
      <text:p text:style-name="P8"><text:tab/><text:tab/>Statement of Goals</text:p>
      <text:p text:style-name="P8"><text:tab/><text:tab/>Schedule Agreement</text:p>
      <text:p text:style-name="P8"/>
      <text:p text:style-name="P18">Research and Development</text:p>
      <text:p text:style-name="P8"><text:tab/><text:tab/>Create shared repository</text:p>
      <text:p text:style-name="P8"><text:tab/><text:tab/>Concept exploration</text:p>
      <text:p text:style-name="P8"><text:tab/><text:tab/>Asset (image, links, data, media) collection</text:p>
      <text:p text:style-name="P8"><text:tab/><text:tab/>Presentation of findings</text:p>
      <text:p text:style-name="P8"><text:tab/><text:tab/>Scrum Board creation</text:p>
      <text:p text:style-name="P18"><text:soft-page-break/>Design</text:p>
      <text:p text:style-name="P8"><text:tab/><text:tab/>Thumbnail design</text:p>
      <text:p text:style-name="P8"><text:tab/><text:tab/>Wireframe / Mockup</text:p>
      <text:p text:style-name="P8"><text:tab/><text:tab/>Logo design</text:p>
      <text:p text:style-name="P8"><text:tab/><text:tab/>Color Palette</text:p>
      <text:p text:style-name="P8"><text:tab/><text:tab/>Create basic framework</text:p>
      <text:p text:style-name="P8"/>
      <text:p text:style-name="P8"/>
      <text:p text:style-name="P8"><text:tab/><text:tab/><text:span text:style-name="T24">Coding</text:span></text:p>
      <text:p text:style-name="P8"><text:tab/></text:p>
      <text:p text:style-name="P8"/>
      <text:p text:style-name="P18">Testing</text:p>
      <text:p text:style-name="P8"><text:tab/><text:tab/>Debugging</text:p>
      <text:p text:style-name="P8"><text:tab/><text:tab/>Test links</text:p>
      <text:p text:style-name="P8"><text:tab/><text:tab/>Test mobile <text:span text:style-name="T16">compatibility</text:span></text:p>
      <text:p text:style-name="P8"><text:tab/><text:tab/><text:span text:style-name="T16">Group review</text:span></text:p>
      <text:p text:style-name="P9"/>
      <text:p text:style-name="P22"><text:tab/></text:p>
      <text:p text:style-name="P10"><text:tab/><text:tab/>What are you proud of?</text:p>
      <text:p text:style-name="P10"><text:tab/><text:tab/>What went good?</text:p>
      <text:p text:style-name="P10"><text:tab/><text:tab/>What went bad?</text:p>
      <text:p text:style-name="P10"><text:tab/><text:tab/>What would you change?</text:p>
      <text:p text:style-name="P10"/>
      <text:p text:style-name="P22">Filing</text:p>
      <text:p text:style-name="P10"><text:tab/><text:tab/>Ensure final changes are saved onto repository</text:p>
      <text:p text:style-name="P10"><text:tab/><text:tab/>Ensure meeting notes, thumbnails, and other documents are saved onto drive</text:p>
      <text:p text:style-name="P10"/>
      <text:p text:style-name="P23">Presentation</text:p>
      <text:p text:style-name="P11"><text:tab/><text:tab/>Product Release</text:p>
      <text:p text:style-name="P27"/>
      <text:p text:style-name="P11"/>
      <text:p text:style-name="P11"/>
      <text:p text:style-name="P11"/>
      <text:p text:style-name="P25">Meetings</text:p>
      <text:p text:style-name="P11"/>
      <text:p text:style-name="P11"/>
      <text:p text:style-name="P19">Daily<text:span text:style-name="T27">s</text:span>: <text:tab/><text:tab/><text:span text:style-name="T17">Mornings </text:span><text:span text:style-name="T18">around 9am (after Gymnastics)</text:span></text:p>
      <text:p text:style-name="P33"/>
      <text:p text:style-name="P21"><text:span text:style-name="T27">Closings</text:span>:<text:tab/><text:span text:style-name="T17">around <text:s/>5pm</text:span></text:p>
      <text:p text:style-name="P34"/>
      <text:p text:style-name="P21">Final:<text:tab/><text:tab/><text:span text:style-name="T17">24</text:span><text:span text:style-name="T25">th</text:span><text:span text:style-name="T17"> June after Lunch</text:span></text:p>
      <text:p text:style-name="P35"/>
      <text:p text:style-name="P35"/>
      <text:p text:style-name="P35"/>
      <text:p text:style-name="P35">Statement of Goals</text:p>
      <text:p text:style-name="P3">We, as a group, hope to create a product of which we are proud with a work experience that is fun and challenging. We will show each other respect and kindness. We will not be afraid to ask for help. We will not criticize without contributing. We will search for solutions to problems as they come up, both technical and interpersonal.</text:p>
      <text:p text:style-name="P20">And: No stress, no tears and laugh a lot !!!</text:p>
      <text:p text:style-name="P3"/>
      <text:p text:style-name="P3"/>
      <text:p text:style-name="P3"/>
      <text:p text:style-name="P15">Personal Goals</text:p>
      <text:p text:style-name="P1"><text:span text:style-name="T26">Kate<text:tab/></text:span><text:tab/><text:span text:style-name="T26">Understand SASS a bit better</text:span></text:p>
      <text:p text:style-name="P2">Mirko<text:tab/><text:tab/>Having fun and giving ideas for extra features</text:p>
      <text:p text:style-name="P2">Harry<text:tab/><text:tab/>Become much better in mixing PHP, SASS and HTML</text:p>
      <text:p text:style-name="P1">Sukret<text:tab/><text:tab/><text:span text:style-name="T26">Become better in Git-Management</text:span></text:p>
      <text:p text:style-name="P2">Mariano<text:tab/>We don’t know jet</text:p>
      <text:p text:style-name="P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8T09:40:57.026418321</meta:creation-date>
    <dc:date>2021-06-17T09:50:44.337554496</dc:date>
    <meta:editing-duration>PT55M35S</meta:editing-duration>
    <meta:editing-cycles>14</meta:editing-cycles>
    <meta:generator>LibreOffice/6.0.7.3$Linux_X86_64 LibreOffice_project/00m0$Build-3</meta:generator>
    <meta:document-statistic meta:table-count="0" meta:image-count="0" meta:object-count="0" meta:page-count="2" meta:paragraph-count="83" meta:word-count="547" meta:character-count="3539" meta:non-whitespace-character-count="3012"/>
  </office:meta>
</office:document-meta>
</file>